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formula="of:=([.A3]/[.A2]+1)*[.A3]" office:value-type="float" office:value="120">
            <text:p>12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formula="of:=([.A4]/[.A3]+1)*[.A4]" office:value-type="float" office:value="720">
            <text:p>72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formula="of:=([.A5]/[.A4]+1)*[.A5]" office:value-type="float" office:value="5040">
            <text:p>5040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formula="of:=([.A6]/[.A5]+1)*[.A6]" office:value-type="float" office:value="40320">
            <text:p>403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([.A7]/[.A6]+1)*[.A7]" office:value-type="float" office:value="362880">
            <text:p>362880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formula="of:=[.D8]*[.$A$8]" office:value-type="float" office:value="362880">
            <text:p>362880</text:p>
          </table:table-cell>
          <table:table-cell table:number-columns-repeated="6"/>
        </table:table-row>
        <table:table-row table:style-name="ro1">
          <table:table-cell table:formula="of:=([.A8]/[.A7]+1)*[.A8]" office:value-type="float" office:value="3628800">
            <text:p>3628800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formula="of:=[.D9]*[.$A$8]" office:value-type="float" office:value="725760">
            <text:p>725760</text:p>
          </table:table-cell>
          <table:table-cell office:value-type="float" office:value="1000000">
            <text:p>1000000</text:p>
          </table:table-cell>
          <table:table-cell table:formula="of:=[.F9]-[.E9]" office:value-type="float" office:value="274240">
            <text:p>2742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D10]*[.$A$8]" office:value-type="float" office:value="1088640">
            <text:p>1088640</text:p>
          </table:table-cell>
          <table:table-cell/>
          <table:table-cell table:formula="of:=6*[.A7]" office:value-type="float" office:value="241920">
            <text:p>241920</text:p>
          </table:table-cell>
          <table:table-cell table:formula="of:=[.G9]-[.G10]" office:value-type="float" office:value="32320">
            <text:p>323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D11]*[.$A$8]" office:value-type="float" office:value="1451520">
            <text:p>1451520</text:p>
          </table:table-cell>
          <table:table-cell/>
          <table:table-cell table:formula="of:=[.G10]/[.A7]" office:value-type="float" office:value="6">
            <text:p>6</text:p>
          </table:table-cell>
          <table:table-cell table:formula="of:=[.A6]*6" office:value-type="float" office:value="30240">
            <text:p>30240</text:p>
          </table:table-cell>
          <table:table-cell table:formula="of:=[.H10]-[.H11]" office:value-type="float" office:value="2080">
            <text:p>20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D12]*[.$A$8]" office:value-type="float" office:value="1814400">
            <text:p>1814400</text:p>
          </table:table-cell>
          <table:table-cell table:number-columns-repeated="2"/>
          <table:table-cell table:formula="of:=[.H11]/[.A6]" office:value-type="float" office:value="6">
            <text:p>6</text:p>
          </table:table-cell>
          <table:table-cell table:formula="of:=2*[.A5]" office:value-type="float" office:value="1440">
            <text:p>1440</text:p>
          </table:table-cell>
          <table:table-cell table:formula="of:=[.I11]-[.I12]" office:value-type="float" office:value="640">
            <text:p>6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D13]*[.$A$8]" office:value-type="float" office:value="2177280">
            <text:p>2177280</text:p>
          </table:table-cell>
          <table:table-cell table:number-columns-repeated="3"/>
          <table:table-cell table:formula="of:=[.I12]/[.A4]" office:value-type="float" office:value="12">
            <text:p>12</text:p>
          </table:table-cell>
          <table:table-cell table:formula="of:=26*[.A3]" office:value-type="float" office:value="624">
            <text:p>624</text:p>
          </table:table-cell>
          <table:table-cell table:formula="of:=[.J12]-[.J13]"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D14]*[.$A$8]" office:value-type="float" office:value="2540160">
            <text:p>2540160</text:p>
          </table:table-cell>
          <table:table-cell table:number-columns-repeated="4"/>
          <table:table-cell table:formula="of:=[.J13]/[.A3]" office:value-type="float" office:value="26">
            <text:p>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D15]*[.$A$8]" office:value-type="float" office:value="2903040">
            <text:p>29030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D16]*[.$A$8]" office:value-type="float" office:value="3265920">
            <text:p>32659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D17]*[.$A$8]" office:value-type="float" office:value="3628800">
            <text:p>36288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4-07-09T17:32:39</meta:creation-date>
    <dc:date>2014-07-10T01:16:21</dc:date>
    <dc:creator>kuba </dc:creator>
    <meta:editing-duration>PT12M48S</meta:editing-duration>
    <meta:editing-cycles>1</meta:editing-cycles>
    <meta:document-statistic meta:table-count="1" meta:cell-count="57" meta:object-count="0"/>
    <meta:generator>LibreOffice/4.0.4.2$Linux_x86 LibreOffice_project/400m0$Build-2</meta:generator>
  </office:meta>
</office:document-meta>
</file>